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2b77c" officeooo:paragraph-rsid="0012b77c"/>
    </style:style>
    <style:style style:name="P2" style:family="paragraph" style:parent-style-name="Standard">
      <style:text-properties officeooo:rsid="00139afe" officeooo:paragraph-rsid="00139afe"/>
    </style:style>
    <style:style style:name="P3" style:family="paragraph" style:parent-style-name="Standard">
      <style:text-properties officeooo:rsid="00154808" officeooo:paragraph-rsid="00154808"/>
    </style:style>
    <style:style style:name="P4" style:family="paragraph" style:parent-style-name="Standard">
      <style:paragraph-properties fo:background-color="#00ccff">
        <style:background-image/>
      </style:paragraph-properties>
      <style:text-properties officeooo:rsid="0012b77c" officeooo:paragraph-rsid="0012b77c"/>
    </style:style>
    <style:style style:name="P5" style:family="paragraph" style:parent-style-name="Standard">
      <style:paragraph-properties fo:background-color="#00ccff">
        <style:background-image/>
      </style:paragraph-properties>
      <style:text-properties officeooo:rsid="00154808" officeooo:paragraph-rsid="00154808"/>
    </style:style>
    <style:style style:name="P6" style:family="paragraph" style:parent-style-name="Standard">
      <style:paragraph-properties fo:background-color="#ffff00">
        <style:background-image/>
      </style:paragraph-properties>
      <style:text-properties fo:color="#ff3333" officeooo:rsid="0012b77c" officeooo:paragraph-rsid="0012b77c"/>
    </style:style>
    <style:style style:name="P7" style:family="paragraph" style:parent-style-name="Standard">
      <style:paragraph-properties fo:background-color="#ffff00">
        <style:background-image/>
      </style:paragraph-properties>
      <style:text-properties fo:color="#ff3333" officeooo:rsid="0013dabd" officeooo:paragraph-rsid="0013dabd"/>
    </style:style>
    <style:style style:name="P8" style:family="paragraph" style:parent-style-name="Standard">
      <style:paragraph-properties fo:background-color="#ffff00">
        <style:background-image/>
      </style:paragraph-properties>
      <style:text-properties fo:color="#ff3333" officeooo:rsid="00154808" officeooo:paragraph-rsid="00154808"/>
    </style:style>
    <style:style style:name="P9" style:family="paragraph" style:parent-style-name="Standard">
      <style:text-properties officeooo:rsid="000d4a2b" officeooo:paragraph-rsid="0018a4c6"/>
    </style:style>
    <style:style style:name="T1" style:family="text">
      <style:text-properties officeooo:rsid="00139afe"/>
    </style:style>
    <style:style style:name="T2" style:family="text">
      <style:text-properties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拨号相关(Dialer,InCallU<text:span text:style-name="T1">I</text:span>)</text:p>
      <text:p text:style-name="P7">packages/apps/Dialer</text:p>
      <text:p text:style-name="P7">packages/apps/Dialer/InCallUI</text:p>
      <text:p text:style-name="P7">packages/services/Telephony</text:p>
      <text:p text:style-name="P8">framework/opt/Telephony</text:p>
      <text:p text:style-name="P4">1.拨号界面的暗码修改设置</text:p>
      <text:p text:style-name="P1"><text:span text:style-name="T2">两个位置</text:span>：</text:p>
      <text:p text:style-name="P1">packages/apps/Dialer/src/com/android/dialer/SpecialCharSequenceMgr.java(原生的)</text:p>
      <text:p text:style-name="P1">packages/apps/Dialer/bird/src/com/bird/dialer/BirdSpecialCharMgr.java(公司的)</text:p>
      <text:p text:style-name="P1"><text:span text:style-name="T2">常用的暗码</text:span><text:span text:style-name="T1">：</text:span></text:p>
      <text:p text:style-name="P2">写IMEI </text:p>
      <text:p text:style-name="P2">*##6666#，两个#号之间写码</text:p>
      <text:p text:style-name="P2">MTK logger</text:p>
      <text:p text:style-name="P2">*#15963#* </text:p>
      <text:p text:style-name="P2">查看IMEI</text:p>
      <text:p text:style-name="P2">*#06# </text:p>
      <text:p text:style-name="P5">2.Sim卡相关（例如第一次开机语言随Sim卡变化）</text:p>
      <text:p text:style-name="P3">framework/opt/telephony/src/java/com/android/internal/telephony/MccTable.java</text:p>
      <text:p text:style-name="P9">Sim卡桌面的应用:/packages/apps/Stk </text:p>
      <text:p text:style-name="P9">Sim卡锁屏：frameworks/base/packages/Keyguard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4:21:19.971934886</meta:creation-date>
    <dc:date>2017-06-09T15:00:21.928478952</dc:date>
    <meta:editing-duration>PT20M11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20" meta:word-count="96" meta:character-count="522" meta:non-whitespace-character-count="516"/>
  </office:meta>
</office:document-meta>
</file>